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424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.751cm" fo:min-width="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style:font-name="Verdana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Verdana" fo:font-size="10pt"/>
    </style:style>
    <style:style style:name="P4" style:family="paragraph">
      <loext:graphic-properties draw:fill-color="#dddddd"/>
      <style:paragraph-properties fo:text-align="center" style:writing-mode="lr-tb"/>
      <style:text-properties style:font-name="Verdana" fo:font-size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75cm" svg:height="0.674cm" svg:x="1.5cm" svg:y="0.25cm">
          <draw:text-box>
            <text:p><text:span text:style-name="T1">Enable</text:span></text:p>
          </draw:text-box>
        </draw:frame>
        <draw:connector draw:style-name="gr2" draw:text-style-name="P2" draw:layer="layout" draw:line-skew="1cm" svg:x1="3.25cm" svg:y1="0.587cm" svg:x2="6.75cm" svg:y2="2.252cm" draw:start-shape="id1" draw:start-glue-point="1" draw:end-shape="id2" draw:end-glue-point="4" svg:d="M3250 587h2750v1665h750" svg:viewBox="0 0 3501 1666">
          <text:p/>
        </draw:connector>
        <draw:frame draw:style-name="gr1" draw:text-style-name="P1" xml:id="id3" draw:id="id3" draw:layer="layout" svg:width="1.75cm" svg:height="0.674cm" svg:x="1.5cm" svg:y="1.5cm">
          <draw:text-box>
            <text:p><text:span text:style-name="T1">D(7-4)</text:span></text:p>
          </draw:text-box>
        </draw:frame>
        <draw:connector draw:style-name="gr3" draw:text-style-name="P2" draw:layer="layout" svg:x1="3.25cm" svg:y1="1.837cm" svg:x2="6.75cm" svg:y2="3cm" draw:start-shape="id3" draw:start-glue-point="1" draw:end-shape="id2" draw:end-glue-point="3" svg:d="M3250 1837h1750v1163h1750" svg:viewBox="0 0 3501 1164">
          <text:p/>
        </draw:connector>
        <draw:custom-shape draw:style-name="gr4" draw:text-style-name="P4" xml:id="id5" draw:id="id5" draw:layer="layout" svg:width="2.5cm" svg:height="3.001cm" svg:x="6.75cm" svg:y="5.751cm">
          <draw:glue-point draw:id="4" svg:x="-5cm" svg:y="-2.495cm"/>
          <draw:glue-point draw:id="5" svg:x="-5cm" svg:y="2.502cm"/>
          <text:p text:style-name="P3"><text:span text:style-name="T2">Out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3.001cm" svg:x="6.75cm" svg:y="1.5cm">
          <draw:glue-point draw:id="4" svg:x="-5cm" svg:y="-2.495cm"/>
          <draw:glue-point draw:id="5" svg:x="-5cm" svg:y="2.502cm"/>
          <text:p text:style-name="P3"><text:span text:style-name="T2">Output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4" draw:id="id4" draw:layer="layout" svg:width="1.75cm" svg:height="0.674cm" svg:x="1.5cm" svg:y="5cm">
          <draw:text-box>
            <text:p><text:span text:style-name="T1">D(3-0)</text:span></text:p>
          </draw:text-box>
        </draw:frame>
        <draw:connector draw:style-name="gr5" draw:text-style-name="P2" draw:layer="layout" draw:line-skew="-0.375cm" svg:x1="3.25cm" svg:y1="5.337cm" svg:x2="6.75cm" svg:y2="7.251cm" draw:start-shape="id4" draw:start-glue-point="1" draw:end-shape="id5" draw:end-glue-point="3" svg:d="M3250 5337h1375v1914h2125" svg:viewBox="0 0 3501 1915">
          <text:p/>
        </draw:connector>
        <draw:custom-shape draw:style-name="gr4" draw:text-style-name="P4" xml:id="id6" draw:id="id6" draw:layer="layout" svg:width="2.5cm" svg:height="3.001cm" svg:x="6.75cm" svg:y="10cm">
          <draw:glue-point draw:id="4" svg:x="-5cm" svg:y="-2.495cm"/>
          <draw:glue-point draw:id="5" svg:x="-5cm" svg:y="2.502cm"/>
          <text:p text:style-name="P3"><text:span text:style-name="T2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375cm" svg:x1="6.75cm" svg:y1="11.5cm" svg:x2="3.25cm" svg:y2="5.337cm" draw:start-shape="id6" draw:start-glue-point="3" draw:end-shape="id4" draw:end-glue-point="1" svg:d="M6750 11500h-2125v-6163h-1375" svg:viewBox="0 0 3501 6164">
          <text:p/>
        </draw:connector>
        <draw:frame draw:style-name="gr1" draw:text-style-name="P1" xml:id="id7" draw:id="id7" draw:layer="layout" svg:width="2cm" svg:height="0.674cm" svg:x="14cm" svg:y="9cm">
          <draw:text-box>
            <text:p><text:span text:style-name="T1">IO(3-0)</text:span></text:p>
          </draw:text-box>
        </draw:frame>
        <draw:connector draw:style-name="gr7" draw:text-style-name="P2" draw:layer="layout" svg:x1="14cm" svg:y1="9.337cm" svg:x2="9.25cm" svg:y2="11.5cm" draw:start-shape="id7" draw:start-glue-point="3" draw:end-shape="id6" draw:end-glue-point="1" svg:d="M14000 9337h-2374v2163h-2376" svg:viewBox="0 0 4751 2164">
          <text:p/>
        </draw:connector>
        <draw:connector draw:style-name="gr8" draw:text-style-name="P2" draw:layer="layout" svg:x1="9.25cm" svg:y1="7.251cm" svg:x2="14cm" svg:y2="9.337cm" draw:start-shape="id5" draw:start-glue-point="1" draw:end-shape="id7" draw:end-glue-point="3" svg:d="M9250 7251h2376v2086h2374" svg:viewBox="0 0 4751 2087">
          <text:p/>
        </draw:connector>
        <draw:connector draw:style-name="gr9" draw:text-style-name="P6" draw:layer="layout" svg:x1="8cm" svg:y1="4.501cm" svg:x2="8cm" svg:y2="5.751cm" draw:start-shape="id2" draw:start-glue-point="2" draw:end-shape="id5" draw:end-glue-point="0" svg:d="M8000 4501v1250" svg:viewBox="0 0 1 1251">
          <text:p text:style-name="P5"><text:span text:style-name="T1"><text:s text:c="3"/>4</text:span></text:p>
        </draw:connector>
        <draw:frame draw:style-name="gr10" draw:text-style-name="P1" xml:id="id8" draw:id="id8" draw:layer="layout" svg:width="3cm" svg:height="0.75cm" svg:x="0.25cm" svg:y="6.25cm">
          <draw:text-box>
            <text:p><text:span text:style-name="T1">Latch Output</text:span></text:p>
          </draw:text-box>
        </draw:frame>
        <draw:connector draw:style-name="gr11" draw:text-style-name="P2" draw:layer="layout" draw:line-skew="0.5cm" svg:x1="3.25cm" svg:y1="6.625cm" svg:x2="6.75cm" svg:y2="6.503cm" draw:start-shape="id8" draw:start-glue-point="1" draw:end-shape="id5" draw:end-glue-point="4" svg:d="M3250 6625h2250v-122h1250" svg:viewBox="0 0 3501 123">
          <text:p/>
        </draw:connector>
        <draw:frame draw:style-name="gr10" draw:text-style-name="P1" xml:id="id9" draw:id="id9" draw:layer="layout" svg:width="2.75cm" svg:height="0.75cm" svg:x="0.5cm" svg:y="10.25cm">
          <draw:text-box>
            <text:p><text:span text:style-name="T1">Latch Input</text:span></text:p>
          </draw:text-box>
        </draw:frame>
        <draw:frame draw:style-name="gr10" draw:text-style-name="P1" xml:id="id10" draw:id="id10" draw:layer="layout" svg:width="1.5cm" svg:height="0.75cm" svg:x="1.75cm" svg:y="11.5cm">
          <draw:text-box>
            <text:p><text:span text:style-name="T1">Read</text:span></text:p>
          </draw:text-box>
        </draw:frame>
        <draw:connector draw:style-name="gr12" draw:text-style-name="P2" draw:layer="layout" draw:line-skew="0.5cm" svg:x1="3.25cm" svg:y1="10.625cm" svg:x2="6.75cm" svg:y2="10.752cm" draw:start-shape="id9" draw:start-glue-point="1" draw:end-shape="id6" draw:end-glue-point="4" svg:d="M3250 10625h2250v127h1250" svg:viewBox="0 0 3501 128">
          <text:p/>
        </draw:connector>
        <draw:connector draw:style-name="gr13" draw:text-style-name="P2" draw:layer="layout" draw:line-skew="0.5cm" svg:x1="3.25cm" svg:y1="11.875cm" svg:x2="6.75cm" svg:y2="12.25cm" draw:start-shape="id10" draw:start-glue-point="1" draw:end-shape="id6" draw:end-glue-point="5" svg:d="M3250 11875h2250v375h1250" svg:viewBox="0 0 3501 376">
          <text:p/>
        </draw:connector>
        <draw:connector draw:style-name="gr14" draw:text-style-name="P2" draw:layer="layout" draw:line-skew="0.5cm" svg:x1="3.25cm" svg:y1="6.625cm" svg:x2="6.75cm" svg:y2="3.75cm" draw:start-shape="id8" draw:start-glue-point="1" draw:end-shape="id2" draw:end-glue-point="5" svg:d="M3250 6625h2250v-2875h1250" svg:viewBox="0 0 3501 28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0T06:24:25.459076700</meta:creation-date>
    <meta:generator>LibreOffice/25.2.0.3$Windows_X86_64 LibreOffice_project/e1cf4a87eb02d755bce1a01209907ea5ddc8f069</meta:generator>
    <dc:date>2025-02-10T07:53:54.522474500</dc:date>
    <meta:editing-duration>PT8M55S</meta:editing-duration>
    <meta:editing-cycles>4</meta:editing-cycles>
    <meta:document-statistic meta:object-count="21"/>
  </office:meta>
</office:document-meta>
</file>